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77cb" officeooo:paragraph-rsid="000c77cb"/>
    </style:style>
    <style:style style:name="P2" style:family="paragraph" style:parent-style-name="Text_20_body">
      <style:text-properties officeooo:paragraph-rsid="0019962c"/>
    </style:style>
    <style:style style:name="P3" style:family="paragraph" style:parent-style-name="Title">
      <style:text-properties officeooo:paragraph-rsid="0019962c"/>
    </style:style>
    <style:style style:name="P4" style:family="paragraph" style:parent-style-name="Standard" style:list-style-name="L2">
      <style:text-properties officeooo:rsid="00106255" officeooo:paragraph-rsid="00106255"/>
    </style:style>
    <style:style style:name="P5" style:family="paragraph" style:parent-style-name="Standard" style:list-style-name="L2">
      <style:text-properties officeooo:rsid="000e5093" officeooo:paragraph-rsid="000e5093"/>
    </style:style>
    <style:style style:name="P6" style:family="paragraph" style:parent-style-name="Standard" style:list-style-name="L2">
      <style:text-properties officeooo:rsid="000eeb34" officeooo:paragraph-rsid="000eeb34"/>
    </style:style>
    <style:style style:name="P7" style:family="paragraph" style:parent-style-name="Standard" style:list-style-name="L2">
      <style:text-properties officeooo:rsid="0011c58b" officeooo:paragraph-rsid="0011c58b"/>
    </style:style>
    <style:style style:name="P8" style:family="paragraph" style:parent-style-name="Standard" style:list-style-name="L2">
      <style:text-properties officeooo:rsid="0014eba8" officeooo:paragraph-rsid="0014eba8"/>
    </style:style>
    <style:style style:name="P9" style:family="paragraph" style:parent-style-name="Heading_20_3">
      <style:text-properties officeooo:rsid="0019962c" officeooo:paragraph-rsid="0019962c"/>
    </style:style>
    <style:style style:name="P10" style:family="paragraph" style:parent-style-name="Subtitle" style:list-style-name="L1">
      <style:text-properties officeooo:paragraph-rsid="001ecafa"/>
    </style:style>
    <style:style style:name="P11" style:family="paragraph" style:parent-style-name="Subtitle" style:list-style-name="L1">
      <style:text-properties officeooo:rsid="001ecafa" officeooo:paragraph-rsid="001ecafa"/>
    </style:style>
    <style:style style:name="T1" style:family="text">
      <style:text-properties officeooo:rsid="00106255"/>
    </style:style>
    <style:style style:name="T2" style:family="text">
      <style:text-properties officeooo:rsid="0012d592"/>
    </style:style>
    <style:style style:name="T3" style:family="text">
      <style:text-properties officeooo:rsid="001569db"/>
    </style:style>
    <style:style style:name="T4" style:family="text">
      <style:text-properties officeooo:rsid="001ea8db"/>
    </style:style>
    <style:style style:name="T5" style:family="text">
      <style:text-properties officeooo:rsid="001ecafa"/>
    </style:style>
    <style:style style:name="T6" style:family="text">
      <style:text-properties officeooo:rsid="002166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4cm" fo:text-indent="-0.635cm" fo:margin-left="8.3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CT376 Project <text:span text:style-name="T6">Charter</text:span> </text:p>
      <text:list xml:id="list4915154180562328749" text:style-name="L1">
        <text:list-item>
          <text:p text:style-name="P10">Finnian Ryan (32207184)</text:p>
        </text:list-item>
        <text:list-item>
          <text:p text:style-name="P10">Dave <text:span text:style-name="T5">Gwee (32529732</text:span>)</text:p>
        </text:list-item>
        <text:list-item>
          <text:p text:style-name="P11">Kaito Kamiyama (31526732)</text:p>
        </text:list-item>
      </text:list>
      <text:h text:style-name="P9" text:outline-level="3">Project Description</text:h>
      <text:p text:style-name="P2"/>
      <text:p text:style-name="P2"/>
      <text:p text:style-name="P2"/>
      <text:p text:style-name="P2"/>
      <text:h text:style-name="P9" text:outline-level="3">Project Management</text:h>
      <text:p text:style-name="P1"/>
      <text:list xml:id="list7861483891887792081" text:style-name="L2">
        <text:list-item>
          <text:p text:style-name="P4">Version control software (git) and a hosting service (eg github) will be used to maintain the project. </text:p>
        </text:list-item>
        <text:list-item>
          <text:p text:style-name="P5">So as to allow the group members to use the project code and resources independently of each other and for whatever purpose upon projects completion; the project will be licensed under a permissive free software license such as BSD or MIT.</text:p>
        </text:list-item>
        <text:list-item>
          <text:p text:style-name="P6">Each source file will contain a <text:span text:style-name="T1">notice at top specifying initial author. The project will contain a file detailing work done by each group member, based on latest commit history ( lines changed / added) at project submission.</text:span></text:p>
        </text:list-item>
        <text:list-item>
          <text:p text:style-name="P7">The project will be planned <text:span text:style-name="T2">before starting</text:span>, with each member having responsibility for an reasonably equal portion of the project. </text:p>
        </text:list-item>
        <text:list-item>
          <text:p text:style-name="P8">Each member will have a planned timeline, of when certain parts of the project should be completed by, with time for testing and review of each <text:span text:style-name="T3">and the final whole project.</text:span></text:p>
        </text:list-item>
      </text:list>
      <text:h text:style-name="P9" text:outline-level="3">Team Member Responsibility &amp; Constraints</text:h>
      <text:p text:style-name="P2"/>
      <text:p text:style-name="P2"/>
      <text:p text:style-name="P2"/>
      <text:p text:style-name="P2"/>
      <text:h text:style-name="P9" text:outline-level="3">Conflic<text:span text:style-name="T4">t</text:span> Res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A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A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7:34:36.988873219</meta:creation-date>
    <dc:date>2016-08-20T20:22:31.764242137</dc:date>
    <meta:editing-duration>PT4H36M13S</meta:editing-duration>
    <meta:editing-cycles>15</meta:editing-cycles>
    <meta:generator>LibreOffice/5.1.5.2$Linux_X86_64 LibreOffice_project/10m0$Build-2</meta:generator>
    <meta:print-date>2016-08-18T15:49:10.612965910</meta:print-date>
    <meta:document-statistic meta:table-count="0" meta:image-count="0" meta:object-count="0" meta:page-count="1" meta:paragraph-count="13" meta:word-count="178" meta:character-count="1066" meta:non-whitespace-character-count="906"/>
  </office:meta>
</office:document-meta>
</file>